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2.45cm" fo:min-width="3.7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2.45cm" fo:min-width="4.2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4.744cm" fo:min-width="2.734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0.763cm" fo:min-width="2.734cm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 fo:min-height="2.15cm" fo:min-width="7.4cm"/>
    </style:style>
    <style:style style:name="gr6" style:family="graphic" style:parent-style-name="standard">
      <style:graphic-properties draw:textarea-horizontal-align="justify" draw:textarea-vertical-align="middle" draw:auto-grow-height="false" fo:min-height="2.15cm" fo:min-width="1.699cm"/>
    </style:style>
    <style:style style:name="gr7" style:family="graphic" style:parent-style-name="objectwithoutfill">
      <style:graphic-properties draw:stroke="soli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6.132cm" fo:min-width="2.734cm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.874cm" fo:min-width="2.734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gr13" style:family="graphic" style:parent-style-name="standard">
      <style:graphic-properties draw:stroke="none" svg:stroke-color="#000000" draw:fill="none" draw:fill-color="#ffffff" fo:min-height="2.05cm"/>
    </style:style>
    <style:style style:name="gr14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6.225cm" fo:min-width="3.659cm" fo:padding-top="0.175cm" fo:padding-bottom="0.175cm" fo:padding-left="0.3cm" fo:padding-right="0.3cm"/>
    </style:style>
    <style:style style:name="gr15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1.086cm" fo:min-width="3.659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fo:min-height="1.45cm"/>
    </style:style>
    <style:style style:name="gr17" style:family="graphic" style:parent-style-name="standard">
      <style:graphic-properties draw:stroke="none" svg:stroke-color="#000000" draw:fill="none" draw:fill-color="#ffffff" fo:min-height="2.1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cm" svg:height="2.7cm" svg:x="15.8cm" svg:y="1cm">
          <text:p text:style-name="P1">Time Keeper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4.7cm" svg:height="2.7cm" svg:x="2.2cm" svg:y="1.2cm">
          <text:p text:style-name="P1">Racing Sectary 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g>
            <draw:custom-shape draw:style-name="gr3" draw:text-style-name="P1" draw:layer="layout" svg:width="3.6cm" svg:height="5.5cm" svg:x="7.999cm" svg:y="12.099cm">
              <text:p text:style-name="P1">Ride Time</text:p>
              <text:p text:style-name="P1"><text:s/>Calculated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4" draw:text-style-name="P1" draw:layer="layout" svg:width="3.6cm" svg:height="1.201cm" svg:x="8cm" svg:y="16.399cm">
              <text:p text:style-name="P1">Ride Time -</text:p>
              <text:p text:style-name="P1">Position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draw:g>
        </draw:g>
        <draw:g>
          <draw:custom-shape draw:style-name="gr5" draw:text-style-name="P1" draw:layer="layout" svg:width="7.9cm" svg:height="2.4cm" svg:x="12.9cm" svg:y="12.599cm">
            <text:p text:style-name="P1">Databas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6" draw:text-style-name="P1" draw:layer="layout" svg:width="2.199cm" svg:height="2.4cm" svg:x="12.901cm" svg:y="12.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7" draw:text-style-name="P1" draw:layer="layout" svg:x1="12.9cm" svg:y1="14.999cm" svg:x2="20.8cm" svg:y2="14.999cm">
            <text:p/>
          </draw:line>
          <draw:line draw:style-name="gr7" draw:text-style-name="P1" draw:layer="layout" svg:x1="12.9cm" svg:y1="12.599cm" svg:x2="20.8cm" svg:y2="12.599cm">
            <text:p/>
          </draw:line>
          <draw:line draw:style-name="gr7" draw:text-style-name="P1" draw:layer="layout" svg:x1="12.9cm" svg:y1="14.999cm" svg:x2="12.9cm" svg:y2="12.599cm">
            <text:p/>
          </draw:line>
          <draw:line draw:style-name="gr7" draw:text-style-name="P1" draw:layer="layout" svg:x1="15.1cm" svg:y1="14.999cm" svg:x2="15.1cm" svg:y2="12.599cm">
            <text:p/>
          </draw:line>
        </draw:g>
        <draw:line draw:style-name="gr8" draw:text-style-name="P1" draw:layer="layout" svg:x1="17.6cm" svg:y1="12.6cm" svg:x2="6.9cm" svg:y2="3.6cm">
          <text:p/>
        </draw:line>
        <draw:line draw:style-name="gr8" draw:text-style-name="P1" draw:layer="layout" svg:x1="5.9cm" svg:y1="3.8cm" svg:x2="9.4cm" svg:y2="12cm">
          <text:p/>
        </draw:line>
        <draw:g>
          <draw:g>
            <draw:custom-shape draw:style-name="gr3" draw:text-style-name="P1" draw:layer="layout" svg:width="3.6cm" svg:height="5.5cm" svg:x="1.7cm" svg:y="11.6cm">
              <text:p text:style-name="P1">Handicap</text:p>
              <text:p text:style-name="P1">Modifier</text:p>
              <text:p text:style-name="P1">Found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4" draw:text-style-name="P1" draw:layer="layout" svg:width="3.6cm" svg:height="1.201cm" svg:x="1.701cm" svg:y="15.9cm">
              <text:p text:style-name="P1">From Look </text:p>
              <text:p text:style-name="P1">Up Table</text:p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draw:g>
        </draw:g>
        <draw:line draw:style-name="gr9" draw:text-style-name="P1" draw:layer="layout" svg:x1="3.2cm" svg:y1="17.3cm" svg:x2="5.2cm" svg:y2="22.2cm">
          <text:p text:style-name="P1">Handicap Modifier</text:p>
          <text:p text:style-name="P1"/>
        </draw:line>
        <draw:g>
          <draw:g>
            <draw:custom-shape draw:style-name="gr10" draw:text-style-name="P1" draw:layer="layout" svg:width="3.6cm" svg:height="7cm" svg:x="4.3cm" svg:y="22.099cm">
              <text:p text:style-name="P1">Handicap</text:p>
              <text:p text:style-name="P1">Time</text:p>
              <text:p text:style-name="P1">Calculated</text:p>
              <text:p text:style-name="P1"/>
              <text:p text:style-name="P1"/>
              <text:p text:style-name="P1"/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11" draw:text-style-name="P1" draw:layer="layout" svg:width="3.6cm" svg:height="2.4cm" svg:x="4.301cm" svg:y="26.7cm">
              <text:p text:style-name="P1">Ride Time – </text:p>
              <text:p text:style-name="P1">Handicap</text:p>
              <text:p text:style-name="P1">Modifier</text:p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draw:g>
        </draw:g>
        <draw:line draw:style-name="gr9" draw:text-style-name="P1" draw:layer="layout" svg:x1="9.5cm" svg:y1="17.6cm" svg:x2="7.3cm" svg:y2="22.2cm">
          <text:p text:style-name="P1">Ride Time</text:p>
          <text:p text:style-name="P1"/>
        </draw:line>
        <draw:line draw:style-name="gr9" draw:text-style-name="P1" draw:layer="layout" svg:x1="7.9cm" svg:y1="25.3cm" svg:x2="15.3cm" svg:y2="25.3cm">
          <text:p text:style-name="P1">Handicapped Times</text:p>
          <text:p text:style-name="P1"/>
        </draw:line>
        <draw:line draw:style-name="gr8" draw:text-style-name="P1" draw:layer="layout" svg:x1="3.4cm" svg:y1="4cm" svg:x2="3.3cm" svg:y2="11.6cm">
          <text:p/>
        </draw:line>
        <draw:frame draw:style-name="gr12" draw:layer="layout" svg:width="6.6cm" svg:height="1.673cm" draw:transform="rotate (-1.58458442788565) translate (5.111cm 4.425cm)">
          <draw:text-box>
            <text:p text:style-name="P1">Best Time For Distance</text:p>
          </draw:text-box>
        </draw:frame>
        <draw:frame draw:style-name="gr13" draw:text-style-name="P1" draw:layer="layout" svg:width="6.2cm" svg:height="2.3cm" draw:transform="rotate (-1.16291288060382) translate (8.952cm 4.996cm)">
          <draw:text-box>
            <text:p text:style-name="P1">Watch Time and Position</text:p>
          </draw:text-box>
        </draw:frame>
        <draw:g>
          <draw:g>
            <draw:custom-shape draw:style-name="gr14" draw:text-style-name="P1" draw:layer="layout" svg:width="4.599cm" svg:height="7.099cm" svg:x="15.3cm" svg:y="21.9cm">
              <text:p text:style-name="P1">Times Ordered</text:p>
              <text:p text:style-name="P1"><text:s/>In </text:p>
              <text:p text:style-name="P1">ascending </text:p>
              <text:p text:style-name="P1">and </text:p>
              <text:p text:style-name="P1">points are </text:p>
              <text:p text:style-name="P1">Awarded</text:p>
              <text:p text:style-name="P1"/>
              <text:p text:style-name="P1"/>
  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  <draw:custom-shape draw:style-name="gr15" draw:text-style-name="P1" draw:layer="layout" svg:width="4.599cm" svg:height="1.55cm" svg:x="15.301cm" svg:y="27.45cm">
              <text:p text:style-name="P1"/>
  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  <draw:equation draw:name="f0" draw:formula="left+2540"/>
                <draw:equation draw:name="f1" draw:formula="right-2540"/>
                <draw:equation draw:name="f2" draw:formula="top+2540"/>
                <draw:equation draw:name="f3" draw:formula="bottom-2540"/>
                <draw:equation draw:name="f4" draw:formula="left+800"/>
                <draw:equation draw:name="f5" draw:formula="right-800"/>
                <draw:equation draw:name="f6" draw:formula="top+800"/>
                <draw:equation draw:name="f7" draw:formula="bottom-800"/>
              </draw:enhanced-geometry>
            </draw:custom-shape>
          </draw:g>
        </draw:g>
        <draw:line draw:style-name="gr9" draw:text-style-name="P1" draw:layer="layout" svg:x1="17.7cm" svg:y1="21.9cm" svg:x2="17.7cm" svg:y2="15.1cm">
          <text:p text:style-name="P1">Points Data</text:p>
          <text:p text:style-name="P1"/>
        </draw:line>
        <draw:line draw:style-name="gr9" draw:text-style-name="P1" draw:layer="layout" svg:x1="15.7cm" svg:y1="2.7cm" svg:x2="7cm" svg:y2="2.6cm">
          <text:p text:style-name="P1"/>
          <text:p text:style-name="P1"/>
        </draw:line>
        <draw:frame draw:style-name="gr16" draw:layer="layout" svg:width="6.1cm" svg:height="1.7cm" svg:x="8.3cm" svg:y="1cm">
          <draw:text-box>
            <text:p>Watch Time and Position</text:p>
          </draw:text-box>
        </draw:frame>
        <draw:frame draw:style-name="gr17" draw:layer="layout" svg:width="8cm" svg:height="2.4cm" draw:transform="rotate (-0.693419311817348) translate (10.878cm 4.153cm)">
          <draw:text-box>
            <text:p>Best Time For Distance</text:p>
          </draw:text-box>
        </draw:frame>
        <draw:line draw:style-name="gr9" draw:text-style-name="P1" draw:layer="layout" svg:x1="11.6cm" svg:y1="17.1cm" svg:x2="16.1cm" svg:y2="15cm">
          <text:p text:style-name="P1">Ride Time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9:39:35.222000000</meta:creation-date>
    <dc:date>2014-10-02T13:17:43.909000000</dc:date>
    <meta:editing-duration>PT44M53S</meta:editing-duration>
    <meta:editing-cycles>4</meta:editing-cycles>
    <meta:generator>LibreOffice/4.2.5.2$Windows_x86 LibreOffice_project/61cb170a04bb1f12e77c884eab9192be736ec5f5</meta:generator>
    <meta:document-statistic meta:object-count="38"/>
  </office:meta>
</office:document-meta>
</file>